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47.99pt" style:use-optimal-column-width="true"/>
    </style:style>
    <style:style style:name="ACOL-8" style:family="table-column">
      <style:table-column-properties style:column-width="265.5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11pt" style:use-optimal-column-width="true"/>
    </style:style>
    <style:style style:name="ACOL-11" style:family="table-column">
      <style:table-column-properties style:column-width="102.8pt" style:use-optimal-column-width="true"/>
    </style:style>
    <style:style style:name="ACOL-12" style:family="table-column">
      <style:table-column-properties style:column-width="104.25pt" style:use-optimal-column-width="false"/>
    </style:style>
    <style:style style:name="ACOL-13" style:family="table-column">
      <style:table-column-properties style:column-width="104.2pt" style:use-optimal-column-width="false"/>
    </style:style>
    <style:style style:name="ACOL-14" style:family="table-column">
      <style:table-column-properties style:column-width="78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3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7"/>
        <table:table-column table:default-cell-style-name="ACE-0" table:style-name="ACOL-9"/>
        <table:table-column table:default-cell-style-name="ACE-0" table:style-name="ACOL-7" table:number-columns-repeated="2"/>
        <table:table-column table:default-cell-style-name="ACE-0" table:style-name="ACOL-10"/>
        <table:table-column table:default-cell-style-name="ACE-0" table:style-name="ACOL-11" table:number-columns-repeated="3"/>
        <table:table-column table:default-cell-style-name="ACE-0" table:style-name="ACOL-7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24"/>
        <table:table-column table:style-name="ACOL-0" table:number-columns-repeated="1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commen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09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46000">
            <text:p>46000</text:p>
          </table:table-cell>
          <table:table-cell table:style-name="ACE-0" office:value-type="float" office:value="5000">
            <text:p>5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6.700000000000017">
            <text:p>−76.70000000000002</text:p>
          </table:table-cell>
          <table:table-cell table:style-name="ACE-0" office:value-type="float" office:value="15.599999999999994">
            <text:p>15.59999999999999</text:p>
          </table:table-cell>
          <table:table-cell table:style-name="ACE-0" office:value-type="float" office:value="15.599999999999994">
            <text:p>15.59999999999999</text:p>
          </table:table-cell>
          <table:table-cell table:style-name="ACE-0" office:value-type="string">
            <text:p>OmuraEtal2000,OmuraEtal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24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45000">
            <text:p>45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Por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4.200000000000003">
            <text:p>−74.2</text:p>
          </table:table-cell>
          <table:table-cell table:style-name="ACE-0" office:value-type="float" office:value="8.9000000000000057">
            <text:p>8.900000000000006</text:p>
          </table:table-cell>
          <table:table-cell table:style-name="ACE-0" office:value-type="float" office:value="8.9000000000000057">
            <text:p>8.900000000000006</text:p>
          </table:table-cell>
          <table:table-cell table:style-name="ACE-0" office:value-type="string">
            <text:p>OmuraEtal2000,Omura198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35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0400">
            <text:p>60400</text:p>
          </table:table-cell>
          <table:table-cell table:style-name="ACE-0" office:value-type="float" office:value="1600">
            <text:p>16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3.04000000000002">
            <text:p>−93.04000000000002</text:p>
          </table:table-cell>
          <table:table-cell table:style-name="ACE-0" office:value-type="float" office:value="9.5600000000000023">
            <text:p>9.560000000000002</text:p>
          </table:table-cell>
          <table:table-cell table:style-name="ACE-0" office:value-type="float" office:value="9.5600000000000023">
            <text:p>9.560000000000002</text:p>
          </table:table-cell>
          <table:table-cell table:style-name="ACE-0" office:value-type="string">
            <text:p>OmuraEtal2000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44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49100">
            <text:p>491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Ples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0.080000000000013">
            <text:p>−90.08000000000001</text:p>
          </table:table-cell>
          <table:table-cell table:style-name="ACE-0" office:value-type="float" office:value="6.230000000000004">
            <text:p>6.230000000000004</text:p>
          </table:table-cell>
          <table:table-cell table:style-name="ACE-0" office:value-type="float" office:value="6.230000000000004">
            <text:p>6.230000000000004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8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1000">
            <text:p>51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7.500000000000014">
            <text:p>−87.50000000000001</text:p>
          </table:table-cell>
          <table:table-cell table:style-name="ACE-0" office:value-type="float" office:value="11.700000000000003">
            <text:p>11.7</text:p>
          </table:table-cell>
          <table:table-cell table:style-name="ACE-0" office:value-type="float" office:value="11.700000000000003">
            <text:p>11.7</text:p>
          </table:table-cell>
          <table:table-cell table:style-name="ACE-0" office:value-type="string">
            <text:p>OmuraEtal2000,OmuraEtal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9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1000">
            <text:p>51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Gon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7.600000000000009">
            <text:p>−87.60000000000001</text:p>
          </table:table-cell>
          <table:table-cell table:style-name="ACE-0" office:value-type="float" office:value="13.900000000000006">
            <text:p>13.90000000000001</text:p>
          </table:table-cell>
          <table:table-cell table:style-name="ACE-0" office:value-type="float" office:value="13.900000000000006">
            <text:p>13.90000000000001</text:p>
          </table:table-cell>
          <table:table-cell table:style-name="ACE-0" office:value-type="string">
            <text:p>OmuraEtal2000,OmuraEtal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9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41000">
            <text:p>41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Galax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0.600000000000009">
            <text:p>−70.60000000000001</text:p>
          </table:table-cell>
          <table:table-cell table:style-name="ACE-0" office:value-type="float" office:value="12.900000000000006">
            <text:p>12.90000000000001</text:p>
          </table:table-cell>
          <table:table-cell table:style-name="ACE-0" office:value-type="float" office:value="12.900000000000006">
            <text:p>12.90000000000001</text:p>
          </table:table-cell>
          <table:table-cell table:style-name="ACE-0" office:value-type="string">
            <text:p>OmuraEtal2000,OmuraEtal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15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5000">
            <text:p>55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6.200000000000017">
            <text:p>−96.20000000000002</text:p>
          </table:table-cell>
          <table:table-cell table:style-name="ACE-0" office:value-type="float" office:value="9.9000000000000057">
            <text:p>9.900000000000006</text:p>
          </table:table-cell>
          <table:table-cell table:style-name="ACE-0" office:value-type="float" office:value="9.9000000000000057">
            <text:p>9.900000000000006</text:p>
          </table:table-cell>
          <table:table-cell table:style-name="ACE-0" office:value-type="string">
            <text:p>OmuraEtal2000,OmuraEtal1985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35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8200">
            <text:p>58200</text:p>
          </table:table-cell>
          <table:table-cell table:style-name="ACE-0" office:value-type="float" office:value="1700">
            <text:p>17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3.21000000000002">
            <text:p>−113.21</text:p>
          </table:table-cell>
          <table:table-cell table:style-name="ACE-0" office:value-type="float" office:value="9.5600000000000165">
            <text:p>9.560000000000016</text:p>
          </table:table-cell>
          <table:table-cell table:style-name="ACE-0" office:value-type="float" office:value="9.5600000000000165">
            <text:p>9.560000000000016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351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7800">
            <text:p>678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Cyph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4.360000000000014">
            <text:p>−84.36000000000001</text:p>
          </table:table-cell>
          <table:table-cell table:style-name="ACE-0" office:value-type="float" office:value="11.180000000000007">
            <text:p>11.18000000000001</text:p>
          </table:table-cell>
          <table:table-cell table:style-name="ACE-0" office:value-type="float" office:value="11.180000000000007">
            <text:p>11.18000000000001</text:p>
          </table:table-cell>
          <table:table-cell table:style-name="ACE-0" office:value-type="string">
            <text:p>SasakiEtal2004,OmuraEtal2000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47300">
            <text:p>473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6.129999999999995">
            <text:p>−86.13</text:p>
          </table:table-cell>
          <table:table-cell table:style-name="ACE-0" office:value-type="float" office:value="6.2700000000000102">
            <text:p>6.27000000000001</text:p>
          </table:table-cell>
          <table:table-cell table:style-name="ACE-0" office:value-type="float" office:value="6.2700000000000102">
            <text:p>6.27000000000001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1000">
            <text:p>510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0.27000000000001">
            <text:p>−80.27000000000001</text:p>
          </table:table-cell>
          <table:table-cell table:style-name="ACE-0" office:value-type="float" office:value="6.6400000000000148">
            <text:p>6.640000000000015</text:p>
          </table:table-cell>
          <table:table-cell table:style-name="ACE-0" office:value-type="float" office:value="6.6400000000000148">
            <text:p>6.640000000000015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0800">
            <text:p>508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Gon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9.840000000000003">
            <text:p>−79.84</text:p>
          </table:table-cell>
          <table:table-cell table:style-name="ACE-0" office:value-type="float" office:value="6.8400000000000034">
            <text:p>6.840000000000003</text:p>
          </table:table-cell>
          <table:table-cell table:style-name="ACE-0" office:value-type="float" office:value="6.8400000000000034">
            <text:p>6.840000000000003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1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1200">
            <text:p>612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Montastorea curt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4.23000000000002">
            <text:p>−114.23</text:p>
          </table:table-cell>
          <table:table-cell table:style-name="ACE-0" office:value-type="float" office:value="8.0999999999999943">
            <text:p>8.099999999999994</text:p>
          </table:table-cell>
          <table:table-cell table:style-name="ACE-0" office:value-type="float" office:value="8.0999999999999943">
            <text:p>8.099999999999994</text:p>
          </table:table-cell>
          <table:table-cell table:style-name="ACE-0" office:value-type="string">
            <text:p>SasakiEtal2004,OmuraEtal2000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4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6200">
            <text:p>662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 sp. <text:s text:c="12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0.730000000000018">
            <text:p>−80.73000000000002</text:p>
          </table:table-cell>
          <table:table-cell table:style-name="ACE-0" office:value-type="float" office:value="8.6000000000000227">
            <text:p>8.600000000000023</text:p>
          </table:table-cell>
          <table:table-cell table:style-name="ACE-0" office:value-type="float" office:value="8.6000000000000227">
            <text:p>8.600000000000023</text:p>
          </table:table-cell>
          <table:table-cell table:style-name="ACE-0" office:value-type="string">
            <text:p>SasakiEtal2004,OmuraEtal2000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7300">
            <text:p>673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0.15000000000001">
            <text:p>−130.15</text:p>
          </table:table-cell>
          <table:table-cell table:style-name="ACE-0" office:value-type="float" office:value="8.710000000000008">
            <text:p>8.710000000000008</text:p>
          </table:table-cell>
          <table:table-cell table:style-name="ACE-0" office:value-type="float" office:value="8.710000000000008">
            <text:p>8.710000000000008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5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7600">
            <text:p>676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Favia sp. <text:s text:c="12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1.81999999999999">
            <text:p>−131.82</text:p>
          </table:table-cell>
          <table:table-cell table:style-name="ACE-0" office:value-type="float" office:value="8.960000000000008">
            <text:p>8.960000000000008</text:p>
          </table:table-cell>
          <table:table-cell table:style-name="ACE-0" office:value-type="float" office:value="8.960000000000008">
            <text:p>8.960000000000008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3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74900">
            <text:p>749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 speciosa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7.87000000000003">
            <text:p>−107.87</text:p>
          </table:table-cell>
          <table:table-cell table:style-name="ACE-0" office:value-type="float" office:value="9.4700000000000273">
            <text:p>9.470000000000027</text:p>
          </table:table-cell>
          <table:table-cell table:style-name="ACE-0" office:value-type="float" office:value="9.4700000000000273">
            <text:p>9.470000000000027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4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6100">
            <text:p>561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Caur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0.51000000000002">
            <text:p>−100.51</text:p>
          </table:table-cell>
          <table:table-cell table:style-name="ACE-0" office:value-type="float" office:value="7.5900000000000034">
            <text:p>7.590000000000003</text:p>
          </table:table-cell>
          <table:table-cell table:style-name="ACE-0" office:value-type="float" office:value="7.5900000000000034">
            <text:p>7.590000000000003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5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2400">
            <text:p>624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Goni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6.860000000000014">
            <text:p>−96.86000000000001</text:p>
          </table:table-cell>
          <table:table-cell table:style-name="ACE-0" office:value-type="float" office:value="10.965856099730654">
            <text:p>10.96585609973065</text:p>
          </table:table-cell>
          <table:table-cell table:style-name="ACE-0" office:value-type="float" office:value="10.965856099730654">
            <text:p>10.96585609973065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7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4300">
            <text:p>543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1.53">
            <text:p>−101.53</text:p>
          </table:table-cell>
          <table:table-cell table:style-name="ACE-0" office:value-type="float" office:value="6.9700000000000131">
            <text:p>6.970000000000013</text:p>
          </table:table-cell>
          <table:table-cell table:style-name="ACE-0" office:value-type="float" office:value="6.9700000000000131">
            <text:p>6.970000000000013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9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1800">
            <text:p>61800</text:p>
          </table:table-cell>
          <table:table-cell table:style-name="ACE-0" office:value-type="float" office:value="1600">
            <text:p>1600</text:p>
          </table:table-cell>
          <table:table-cell table:style-name="ACE-0" office:value-type="string">
            <text:p>Favia pallida <text:s text:c="8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6.12">
            <text:p>−116.12</text:p>
          </table:table-cell>
          <table:table-cell table:style-name="ACE-0" office:value-type="float" office:value="9.7000000000000171">
            <text:p>9.700000000000017</text:p>
          </table:table-cell>
          <table:table-cell table:style-name="ACE-0" office:value-type="float" office:value="9.7000000000000171">
            <text:p>9.700000000000017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0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1300">
            <text:p>513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4.920000000000002">
            <text:p>−94.92</text:p>
          </table:table-cell>
          <table:table-cell table:style-name="ACE-0" office:value-type="float" office:value="6.4500000000000028">
            <text:p>6.450000000000003</text:p>
          </table:table-cell>
          <table:table-cell table:style-name="ACE-0" office:value-type="float" office:value="6.4500000000000028">
            <text:p>6.450000000000003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1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5000">
            <text:p>650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dae <text:s text:c="1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3.090000000000003">
            <text:p>−93.09</text:p>
          </table:table-cell>
          <table:table-cell table:style-name="ACE-0" office:value-type="float" office:value="8.4800000000000182">
            <text:p>8.480000000000018</text:p>
          </table:table-cell>
          <table:table-cell table:style-name="ACE-0" office:value-type="float" office:value="8.4800000000000182">
            <text:p>8.480000000000018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3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3700">
            <text:p>637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5.23000000000003">
            <text:p>−105.23</text:p>
          </table:table-cell>
          <table:table-cell table:style-name="ACE-0" office:value-type="float" office:value="8.3500000000000085">
            <text:p>8.350000000000009</text:p>
          </table:table-cell>
          <table:table-cell table:style-name="ACE-0" office:value-type="float" office:value="8.3500000000000085">
            <text:p>8.350000000000009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7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6500">
            <text:p>565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Caur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1.38000000000002">
            <text:p>−101.38</text:p>
          </table:table-cell>
          <table:table-cell table:style-name="ACE-0" office:value-type="float" office:value="7.4099999999999966">
            <text:p>7.409999999999997</text:p>
          </table:table-cell>
          <table:table-cell table:style-name="ACE-0" office:value-type="float" office:value="7.4099999999999966">
            <text:p>7.409999999999997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1000">
            <text:p>610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3.30000000000001">
            <text:p>−123.3</text:p>
          </table:table-cell>
          <table:table-cell table:style-name="ACE-0" office:value-type="float" office:value="8.3000000000000114">
            <text:p>8.300000000000011</text:p>
          </table:table-cell>
          <table:table-cell table:style-name="ACE-0" office:value-type="float" office:value="8.3000000000000114">
            <text:p>8.300000000000011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4500">
            <text:p>645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2">
            <text:p>−132</text:p>
          </table:table-cell>
          <table:table-cell table:style-name="ACE-0" office:value-type="float" office:value="8.6500000000000057">
            <text:p>8.650000000000006</text:p>
          </table:table-cell>
          <table:table-cell table:style-name="ACE-0" office:value-type="float" office:value="8.6500000000000057">
            <text:p>8.650000000000006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6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2300">
            <text:p>523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Oulophyllia crispa <text:s text:c="3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0.640000000000001">
            <text:p>−80.64</text:p>
          </table:table-cell>
          <table:table-cell table:style-name="ACE-0" office:value-type="float" office:value="10.252321688281144">
            <text:p>10.25232168828114</text:p>
          </table:table-cell>
          <table:table-cell table:style-name="ACE-0" office:value-type="float" office:value="10.252321688281144">
            <text:p>10.25232168828114</text:p>
          </table:table-cell>
          <table:table-cell table:style-name="ACE-0" office:value-type="string">
            <text:p>SasakiEtal2004,OmuraEtal2000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60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1400">
            <text:p>614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Oulophyllia crispa <text:s text:c="3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5.66">
            <text:p>−105.66</text:p>
          </table:table-cell>
          <table:table-cell table:style-name="ACE-0" office:value-type="float" office:value="8.2861329943466444">
            <text:p>8.286132994346644</text:p>
          </table:table-cell>
          <table:table-cell table:style-name="ACE-0" office:value-type="float" office:value="8.2861329943466444">
            <text:p>8.286132994346644</text:p>
          </table:table-cell>
          <table:table-cell table:style-name="ACE-0" office:value-type="string">
            <text:p>SasakiEtal2004,OmuraEtal2000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3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42000">
            <text:p>42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4.700000000000017">
            <text:p>−64.70000000000002</text:p>
          </table:table-cell>
          <table:table-cell table:style-name="ACE-0" office:value-type="float" office:value="10.799999999999997">
            <text:p>10.8</text:p>
          </table:table-cell>
          <table:table-cell table:style-name="ACE-0" office:value-type="float" office:value="10.799999999999997">
            <text:p>10.8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3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5000">
            <text:p>55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5.200000000000017">
            <text:p>−95.20000000000002</text:p>
          </table:table-cell>
          <table:table-cell table:style-name="ACE-0" office:value-type="float" office:value="9.9000000000000057">
            <text:p>9.900000000000006</text:p>
          </table:table-cell>
          <table:table-cell table:style-name="ACE-0" office:value-type="float" office:value="9.9000000000000057">
            <text:p>9.900000000000006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4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38000">
            <text:p>38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8.800000000000011">
            <text:p>−58.80000000000001</text:p>
          </table:table-cell>
          <table:table-cell table:style-name="ACE-0" office:value-type="float" office:value="8.2000000000000028">
            <text:p>8.200000000000003</text:p>
          </table:table-cell>
          <table:table-cell table:style-name="ACE-0" office:value-type="float" office:value="8.2000000000000028">
            <text:p>8.200000000000003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4000">
            <text:p>54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9">
            <text:p>−79</text:p>
          </table:table-cell>
          <table:table-cell table:style-name="ACE-0" office:value-type="float" office:value="9.8000000000000114">
            <text:p>9.800000000000011</text:p>
          </table:table-cell>
          <table:table-cell table:style-name="ACE-0" office:value-type="float" office:value="9.8000000000000114">
            <text:p>9.800000000000011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39000">
            <text:p>39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8.000000000000007">
            <text:p>−58.00000000000001</text:p>
          </table:table-cell>
          <table:table-cell table:style-name="ACE-0" office:value-type="float" office:value="8.3000000000000043">
            <text:p>8.300000000000004</text:p>
          </table:table-cell>
          <table:table-cell table:style-name="ACE-0" office:value-type="float" office:value="8.3000000000000043">
            <text:p>8.300000000000004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4000">
            <text:p>54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9.200000000000003">
            <text:p>−79.2</text:p>
          </table:table-cell>
          <table:table-cell table:style-name="ACE-0" office:value-type="float" office:value="14.200000000000003">
            <text:p>14.2</text:p>
          </table:table-cell>
          <table:table-cell table:style-name="ACE-0" office:value-type="float" office:value="14.200000000000003">
            <text:p>14.2</text:p>
          </table:table-cell>
          <table:table-cell table:style-name="ACE-0" office:value-type="string">
            <text:p>OmuraEtal2000,OmuraKonishi197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43000">
            <text:p>43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7.900000000000006">
            <text:p>−67.9</text:p>
          </table:table-cell>
          <table:table-cell table:style-name="ACE-0" office:value-type="float" office:value="10.900000000000006">
            <text:p>10.90000000000001</text:p>
          </table:table-cell>
          <table:table-cell table:style-name="ACE-0" office:value-type="float" office:value="10.900000000000006">
            <text:p>10.90000000000001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7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0000">
            <text:p>50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0.20000000000001">
            <text:p>−60.20000000000001</text:p>
          </table:table-cell>
          <table:table-cell table:style-name="ACE-0" office:value-type="float" office:value="9.3999999999999986">
            <text:p>9.399999999999999</text:p>
          </table:table-cell>
          <table:table-cell table:style-name="ACE-0" office:value-type="float" office:value="9.3999999999999986">
            <text:p>9.399999999999999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12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0000">
            <text:p>50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0.30000000000001">
            <text:p>−100.3</text:p>
          </table:table-cell>
          <table:table-cell table:style-name="ACE-0" office:value-type="float" office:value="11.600000000000009">
            <text:p>11.60000000000001</text:p>
          </table:table-cell>
          <table:table-cell table:style-name="ACE-0" office:value-type="float" office:value="11.600000000000009">
            <text:p>11.60000000000001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12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1000">
            <text:p>51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2.40000000000001">
            <text:p>−102.4</text:p>
          </table:table-cell>
          <table:table-cell table:style-name="ACE-0" office:value-type="float" office:value="9.5000000000000142">
            <text:p>9.500000000000014</text:p>
          </table:table-cell>
          <table:table-cell table:style-name="ACE-0" office:value-type="float" office:value="9.5000000000000142">
            <text:p>9.500000000000014</text:p>
          </table:table-cell>
          <table:table-cell table:style-name="ACE-0" office:value-type="string">
            <text:p>OmuraEtal2000,KonishiEtal1974</text:p>
          </table:table-cell>
          <table:table-cell table:number-columns-repeated="240" table:style-name="ACE-0"/>
        </table:table-row>
        <table:table-row table:style-name="AROW-1" table:number-rows-repeated="31">
          <table:table-cell table:number-columns-repeated="3" table:style-name="ACE-0"/>
          <table:table-cell table:number-columns-repeated="2" table:style-name="ACE-2"/>
          <table:table-cell table:style-name="ACE-3"/>
          <table:table-cell table:number-columns-repeated="250" table:style-name="ACE-0"/>
        </table:table-row>
        <table:table-row table:style-name="AROW-0" table:number-rows-repeated="3">
          <table:table-cell table:number-columns-repeated="3" table:style-name="ACE-0"/>
          <table:table-cell table:number-columns-repeated="2" table:style-name="ACE-2"/>
          <table:table-cell table:style-name="ACE-3"/>
          <table:table-cell table:number-columns-repeated="250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2"/>
          <table:table-cell table:style-name="ACE-3"/>
          <table:table-cell table:number-columns-repeated="250" table:style-name="ACE-0"/>
        </table:table-row>
        <table:table-row table:style-name="AROW-0">
          <table:table-cell table:number-columns-repeated="3" table:style-name="ACE-0"/>
          <table:table-cell table:number-columns-repeated="2" table:style-name="ACE-2"/>
          <table:table-cell table:style-name="ACE-3"/>
          <table:table-cell table:number-columns-repeated="250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2"/>
          <table:table-cell table:style-name="ACE-3"/>
          <table:table-cell table:number-columns-repeated="250" table:style-name="ACE-0"/>
        </table:table-row>
        <table:table-row table:style-name="AROW-0">
          <table:table-cell table:number-columns-repeated="3" table:style-name="ACE-0"/>
          <table:table-cell table:number-columns-repeated="2" table:style-name="ACE-2"/>
          <table:table-cell table:style-name="ACE-3"/>
          <table:table-cell table:number-columns-repeated="250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2"/>
          <table:table-cell table:style-name="ACE-3"/>
          <table:table-cell table:number-columns-repeated="250" table:style-name="ACE-0"/>
        </table:table-row>
        <table:table-row table:style-name="AROW-0" table:number-rows-repeated="2">
          <table:table-cell table:number-columns-repeated="3" table:style-name="ACE-0"/>
          <table:table-cell table:number-columns-repeated="2" table:style-name="ACE-2"/>
          <table:table-cell table:style-name="ACE-3"/>
          <table:table-cell table:number-columns-repeated="250" table:style-name="ACE-0"/>
        </table:table-row>
        <table:table-row table:style-name="AROW-1" table:number-rows-repeated="8">
          <table:table-cell table:number-columns-repeated="3" table:style-name="ACE-0"/>
          <table:table-cell table:number-columns-repeated="2" table:style-name="ACE-2"/>
          <table:table-cell table:style-name="ACE-3"/>
          <table:table-cell table:number-columns-repeated="250" table:style-name="ACE-0"/>
        </table:table-row>
        <table:table-row table:style-name="AROW-0" table:number-rows-repeated="65378">
          <table:table-cell table:number-columns-repeated="256"/>
        </table:table-row>
        <table:table-row table:style-name="AROW-0" table:number-rows-repeated="48">
          <table:table-cell table:number-columns-repeated="5" table:style-name="ACE-0"/>
          <table:table-cell table:style-name="ACE-3"/>
          <table:table-cell table:number-columns-repeated="250" table:style-name="ACE-0"/>
        </table:table-row>
        <table:table-row table:style-name="AROW-0" table:number-rows-repeated="20">
          <table:table-cell table:number-columns-repeated="256" table:style-name="Gnumeric-default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" gnm:cursor-row="21">
          <gnm:selection gnm:start-col="0" gnm:start-row="21" gnm:end-col="255" gnm:end-row="2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8-18T06:08:24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